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47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draw:stroke-dash="Fine_20_Dashed" svg:stroke-width="0.106cm" svg:stroke-color="#000000" draw:marker-start-width="0.358cm" draw:marker-end-width="0.358cm" draw:fill-color="#ffffff" draw:textarea-horizontal-align="justify" draw:textarea-vertical-align="middle" draw:auto-grow-height="false" fo:min-height="0.859cm" fo:min-width="2.514cm" fo:padding-top="0.177cm" fo:padding-bottom="0.177cm" fo:padding-left="0.302cm" fo:padding-right="0.302cm"/>
    </style:style>
    <style:style style:name="gr5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4.312cm" fo:min-width="6.566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166cm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365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0.716cm" fo:padding-top="0.142cm" fo:padding-bottom="0.142cm" fo:padding-left="0.267cm" fo:padding-right="0.267cm" draw:shadow="hidden"/>
    </style:style>
    <style:style style:name="gr9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89cm" fo:min-width="2.444cm" fo:padding-top="0.142cm" fo:padding-bottom="0.142cm" fo:padding-left="0.267cm" fo:padding-right="0.267cm"/>
    </style:style>
    <style:style style:name="gr10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966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use-window-font-color="true" fo:font-size="10.8000001907349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style:use-window-font-color="tru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181cm" svg:height="1.143cm" svg:x="1.899cm" svg:y="11.857cm">
          <text:p text:style-name="P1"><text:span text:style-name="T1">Membe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.099cm" svg:height="1.143cm" svg:x="1.981cm" svg:y="9.841cm">
          <text:p text:style-name="P1"><text:span text:style-name="T1">Syste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2.181cm" svg:height="1.143cm" svg:x="1.948cm" svg:y="8.032cm">
          <text:p text:style-name="P1"><text:span text:style-name="T1">Property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099cm" svg:height="1.143cm" svg:x="1.954cm" svg:y="5.996cm">
          <text:p text:style-name="P1"><text:span text:style-name="T1">Cold Water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draw:type="line" svg:x1="3.04cm" svg:y1="8.032cm" svg:x2="3.004cm" svg:y2="7.139cm" draw:start-shape="id1" draw:start-glue-point="4" draw:end-shape="id2" draw:end-glue-point="2" svg:d="M3040 8032l-36-893" svg:viewBox="0 0 37 894">
          <text:p/>
        </draw:connector>
        <draw:connector draw:style-name="gr3" draw:text-style-name="P3" draw:layer="layout" draw:type="line" svg:x1="3.031cm" svg:y1="9.841cm" svg:x2="3.04cm" svg:y2="9.175cm" draw:start-shape="id3" draw:start-glue-point="0" draw:end-shape="id1" draw:end-glue-point="8" svg:d="M3031 9841l9-666" svg:viewBox="0 0 10 667">
          <text:p/>
        </draw:connector>
        <draw:connector draw:style-name="gr3" draw:text-style-name="P3" draw:layer="layout" draw:type="line" svg:x1="2.991cm" svg:y1="11.857cm" svg:x2="3.031cm" svg:y2="10.984cm" draw:start-shape="id4" draw:start-glue-point="4" draw:end-shape="id3" draw:end-glue-point="2" svg:d="M2991 11857l40-873" svg:viewBox="0 0 41 874">
          <text:p/>
        </draw:connector>
        <draw:custom-shape draw:style-name="gr4" draw:text-style-name="P2" xml:id="id5" draw:id="id5" draw:layer="layout" svg:width="3.048cm" svg:height="1.143cm" svg:x="7.152cm" svg:y="11.838cm">
          <text:p text:style-name="P1"><text:span text:style-name="T1">ElectricApplicance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draw:type="line" svg:x1="7.152cm" svg:y1="12.409cm" svg:x2="4.081cm" svg:y2="12.429cm" draw:start-shape="id5" draw:end-shape="id4" draw:end-glue-point="6" svg:d="M7152 12409l-3071 20" svg:viewBox="0 0 3072 21">
          <text:p/>
        </draw:connector>
        <draw:custom-shape draw:style-name="gr1" draw:text-style-name="P2" xml:id="id6" draw:id="id6" draw:layer="layout" svg:width="2.181cm" svg:height="1.143cm" svg:x="7.599cm" svg:y="9.896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8.691cm" svg:y1="9.896cm" svg:x2="8.65cm" svg:y2="9.196cm" draw:start-shape="id6" draw:start-glue-point="4" draw:end-shape="id7" draw:end-glue-point="2" svg:d="M8691 9896l-41-700" svg:viewBox="0 0 42 701">
          <text:p/>
        </draw:connector>
        <draw:connector draw:style-name="gr3" draw:text-style-name="P3" draw:layer="layout" draw:type="line" svg:x1="8.676cm" svg:y1="11.838cm" svg:x2="8.691cm" svg:y2="11.039cm" draw:start-shape="id5" draw:start-glue-point="0" draw:end-shape="id6" draw:end-glue-point="8" svg:d="M8676 11838l15-799" svg:viewBox="0 0 16 800">
          <text:p/>
        </draw:connector>
        <draw:g>
          <draw:custom-shape draw:style-name="gr5" draw:text-style-name="P2" xml:id="id7" draw:id="id7" draw:layer="layout" svg:width="7.1cm" svg:height="4.596cm" svg:x="5.1cm" svg:y="4.6cm">
            <text:p text:style-name="P1"><text:span text:style-name="T1">Name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draw:layer="layout" svg:width="2.099cm" svg:height="1.143cm" svg:x="5.3cm" svg:y="6.5cm">
            <text:p text:style-name="P1"><text:span text:style-name="T1">Refrigerato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draw:layer="layout" svg:width="2.099cm" svg:height="1.143cm" svg:x="9.9cm" svg:y="5.2cm">
            <text:p text:style-name="P1"><text:span text:style-name="T1">Ice Mak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draw:layer="layout" svg:width="2.099cm" svg:height="1.143cm" svg:x="7.599cm" svg:y="6.5cm">
            <text:p text:style-name="P1"><text:span text:style-name="T1">Water Cool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2" draw:layer="layout" svg:width="2.7cm" svg:height="1.143cm" svg:x="8.4cm" svg:y="7.8cm">
            <text:p text:style-name="P1"><text:span text:style-name="T1">Water Dispens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draw:layer="layout" svg:width="2.099cm" svg:height="1.143cm" svg:x="5.3cm" svg:y="5.2cm">
            <text:p text:style-name="P1"><text:span text:style-name="T1">Dishwash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draw:layer="layout" svg:width="2.099cm" svg:height="1.143cm" svg:x="7.6cm" svg:y="5.2cm">
            <text:p text:style-name="P1"><text:span text:style-name="T1">Coffee Mak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" draw:text-style-name="P2" draw:layer="layout" svg:width="2.899cm" svg:height="1.143cm" svg:x="5.3cm" svg:y="7.8cm">
            <text:p text:style-name="P1"><text:span text:style-name="T1">Washing Machine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8" draw:text-style-name="P4" xml:id="id8" draw:id="id8" draw:layer="layout" svg:width="2.5cm" svg:height="2.2cm" svg:x="11.9cm" svg:y="11.3cm">
          <text:p text:style-name="P1"><text:span text:style-name="T2">Check</text:span></text:p>
          <text:p text:style-name="P1"><text:span text:style-name="T2">Conne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10.2cm" svg:y1="12.409cm" svg:x2="11.9cm" svg:y2="12.4cm" draw:start-shape="id5" draw:start-glue-point="1" draw:end-shape="id8" draw:end-glue-point="5" svg:d="M10200 12409l1700-9" svg:viewBox="0 0 1701 10">
          <text:p/>
        </draw:connector>
        <draw:connector draw:style-name="gr3" draw:text-style-name="P3" draw:layer="layout" draw:type="line" svg:x1="14.4cm" svg:y1="12.4cm" svg:x2="15.5cm" svg:y2="12.428cm" draw:start-shape="id8" draw:start-glue-point="7" draw:end-shape="id9" draw:end-glue-point="3" svg:d="M14400 12400l1100 28" svg:viewBox="0 0 1101 29">
          <text:p/>
        </draw:connector>
        <draw:custom-shape draw:style-name="gr9" draw:text-style-name="P2" xml:id="id9" draw:id="id9" draw:layer="layout" svg:width="3.048cm" svg:height="1.143cm" svg:x="15.5cm" svg:y="11.857cm">
          <text:p text:style-name="P1"><text:span text:style-name="T1">Flow Controller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2.181cm" svg:height="1.143cm" svg:x="15.899cm" svg:y="9.9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1" draw:id="id11" draw:layer="layout" svg:width="3.5cm" svg:height="1.143cm" svg:x="15.2cm" svg:y="7.9cm">
          <text:p text:style-name="P1"><text:span text:style-name="T1">Name: </text:span></text:p>
          <text:p text:style-name="P1"><text:span text:style-name="T1">Double Check Valves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draw:type="line" svg:x1="17.024cm" svg:y1="11.857cm" svg:x2="16.991cm" svg:y2="11.043cm" draw:start-shape="id9" draw:start-glue-point="0" draw:end-shape="id10" draw:end-glue-point="8" svg:d="M17024 11857l-33-814" svg:viewBox="0 0 34 815">
          <text:p/>
        </draw:connector>
        <draw:connector draw:style-name="gr3" draw:text-style-name="P3" draw:layer="layout" draw:type="line" svg:x1="16.991cm" svg:y1="9.9cm" svg:x2="16.95cm" svg:y2="9.043cm" draw:start-shape="id10" draw:start-glue-point="4" draw:end-shape="id11" draw:end-glue-point="2" svg:d="M16991 9900l-41-857" svg:viewBox="0 0 42 8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4T12:59:15.146000000</meta:creation-date>
    <dc:date>2018-08-14T15:45:52.202000000</dc:date>
    <meta:editing-duration>PT13M58S</meta:editing-duration>
    <meta:editing-cycles>1</meta:editing-cycles>
    <meta:document-statistic meta:object-count="29"/>
    <meta:generator>LibreOffice/6.0.3.2$Windows_X86_64 LibreOffice_project/8f48d515416608e3a835360314dac7e47fd0b821</meta:generator>
  </office:meta>
</office:document-meta>
</file>